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AF26124D.png"/>
  <manifest:file-entry manifest:media-type="image/png" manifest:full-path="Pictures/1000000000000400000003003D4B1BBC.png"/>
  <manifest:file-entry manifest:media-type="image/png" manifest:full-path="Pictures/1000000000000400000003005AA97E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  <style:text-properties fo:font-family="'Carbon Block'" style:font-family-generic="swiss" style:font-pitch="variable" fo:font-size="32pt" style:font-size-asian="32pt" style:font-size-complex="32pt"/>
    </style:style>
    <style:style style:name="P2" style:family="paragraph">
      <style:paragraph-properties fo:text-align="center"/>
      <style:text-properties fo:font-family="'Carbon Block'" style:font-family-generic="swiss" style:font-pitch="variable" fo:font-size="32pt" style:font-size-asian="32pt" style:font-size-complex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family="'Carbon Block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2" draw:layer="layout" svg:width="27.99cm" svg:height="21.005cm" svg:x="0cm" svg:y="0cm">
          <draw:image xlink:href="Pictures/100000000000040000000300AF26124D.png" xlink:type="simple" xlink:show="embed" xlink:actuate="onLoad">
            <text:p text:style-name="P1"><text:span text:style-name="T1">A Mass On-line Space Simulation</text:span></text:p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4" draw:layer="layout" svg:width="27.99cm" svg:height="21.005cm" svg:x="0cm" svg:y="0cm">
          <draw:image xlink:href="Pictures/1000000000000400000003005AA97E8A.png" xlink:type="simple" xlink:show="embed" xlink:actuate="onLoad">
            <text:p text:style-name="P5"/>
          </draw:image>
        </draw:frame>
        <anim:par presentation:node-type="timing-root">
          <anim:par smil:begin="id2.begin">
            <anim:transitionFilter smil:dur="2s" smil:type="fade" smil:subtype="fadeOverColor"/>
          </anim:par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4" draw:layer="layout" svg:width="27.991cm" svg:height="21.006cm" svg:x="0.048cm" svg:y="0.02cm">
          <draw:image xlink:href="Pictures/1000000000000400000003003D4B1BBC.png" xlink:type="simple" xlink:show="embed" xlink:actuate="onLoad">
            <text:p text:style-name="P5"/>
          </draw:image>
        </draw:frame>
        <draw:frame draw:style-name="gr4" draw:layer="layout" svg:width="3.605cm" svg:height="0.963cm" svg:x="3.81cm" svg:y="5.715cm">
          <draw:text-box>
            <text:p text:style-name="P5">AHHHH!!! <text:s/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 draw:page-number="2"/>
      <draw:page-thumbnail draw:layer="backgroundobjects" svg:width="5.587cm" svg:height="4.192cm" svg:x="19.558cm" svg:y="4.326cm" draw:page-number="3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8-07T19:12:15</meta:creation-date>
    <dc:date>2008-08-07T19:48:31</dc:date>
    <meta:editing-cycles>5</meta:editing-cycles>
    <meta:editing-duration>PT37M9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